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3000001843C6CFF2EFE75CA6F.png" manifest:media-type="image/png"/>
  <manifest:file-entry manifest:full-path="Pictures/10000001000002DC00000107330E5FD947536E40.png" manifest:media-type="image/png"/>
  <manifest:file-entry manifest:full-path="Pictures/10000001000002DB0000014A28272FA795F7E9FF.png" manifest:media-type="image/png"/>
  <manifest:file-entry manifest:full-path="Pictures/10000001000001E0000001113FD0BF97C71BE744.png" manifest:media-type="image/png"/>
  <manifest:file-entry manifest:full-path="Pictures/10000001000002C7000001AEB620A1992308CD25.png" manifest:media-type="image/png"/>
  <manifest:file-entry manifest:full-path="Pictures/10000001000000CF000000BF782902C6B2877C8A.png" manifest:media-type="image/png"/>
  <manifest:file-entry manifest:full-path="Pictures/10000001000000D4000000BC830F6EE846200BA1.png" manifest:media-type="image/png"/>
  <manifest:file-entry manifest:full-path="Pictures/1000000100000116000000C1751A18FDF0E163C0.png" manifest:media-type="image/png"/>
  <manifest:file-entry manifest:full-path="Pictures/10000001000001D30000017360DCE01E98F4F4EA.png" manifest:media-type="image/png"/>
  <manifest:file-entry manifest:full-path="Pictures/10000001000001AF000000A45A36BEC9CD442D86.png" manifest:media-type="image/png"/>
  <manifest:file-entry manifest:full-path="Pictures/100000010000008A000000488779DF41675078FF.png" manifest:media-type="image/png"/>
  <manifest:file-entry manifest:full-path="Pictures/100000010000014F000000C717A88A95C93B46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045c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<draw:frame draw:style-name="fr4" draw:name="Figura1" text:anchor-type="as-char" svg:width="17cm" svg:height="7.673cm" draw:z-index="0"><draw:image xlink:href="Pictures/10000001000002DB0000014A28272FA795F7E9FF.png" xlink:type="simple" xlink:show="embed" xlink:actuate="onLoad" draw:mime-type="image/png"/></draw:frame></text:p>
      <text:p text:style-name="Text_20_body"/>
      <text:p text:style-name="Text_20_body"><draw:frame draw:style-name="fr3" draw:name="Figura2" text:anchor-type="as-char" svg:width="17cm" svg:height="6.107cm" draw:z-index="1"><draw:image xlink:href="Pictures/10000001000002DC00000107330E5FD947536E40.png" xlink:type="simple" xlink:show="embed" xlink:actuate="onLoad" draw:mime-type="image/png"/></draw:frame></text:p>
      <text:p text:style-name="Text_20_body"/>
      <text:p text:style-name="Text_20_body"><draw:frame draw:style-name="fr1" draw:name="Figura3" text:anchor-type="as-char" svg:width="12.702cm" svg:height="7.223cm" draw:z-index="2"><draw:image xlink:href="Pictures/10000001000001E0000001113FD0BF97C71BE744.png" xlink:type="simple" xlink:show="embed" xlink:actuate="onLoad" draw:mime-type="image/png"/></draw:frame></text:p>
      <text:p text:style-name="Text_20_body"/>
      <text:p text:style-name="Text_20_body"><text:soft-page-break/><draw:frame draw:style-name="fr1" draw:name="Figura4" text:anchor-type="as-char" svg:width="12.358cm" svg:height="10.268cm" draw:z-index="3"><draw:image xlink:href="Pictures/10000001000001D3000001843C6CFF2EFE75CA6F.png" xlink:type="simple" xlink:show="embed" xlink:actuate="onLoad" draw:mime-type="image/png"/></draw:frame></text:p>
      <text:p text:style-name="Text_20_body"/>
      <text:p text:style-name="P1"><draw:frame draw:style-name="fr2" draw:name="Figura5" text:anchor-type="as-char" svg:width="17cm" svg:height="10.282cm" draw:z-index="4"><draw:image xlink:href="Pictures/10000001000002C7000001AEB620A1992308CD25.png" xlink:type="simple" xlink:show="embed" xlink:actuate="onLoad" draw:mime-type="image/png"/></draw:frame></text:p>
      <text:p text:style-name="P1"/>
      <text:p text:style-name="P1"><text:soft-page-break/><text:s/><draw:frame draw:style-name="fr1" draw:name="Figura6" text:anchor-type="as-char" svg:width="5.477cm" svg:height="5.054cm" draw:z-index="5"><draw:image xlink:href="Pictures/10000001000000CF000000BF782902C6B2877C8A.png" xlink:type="simple" xlink:show="embed" xlink:actuate="onLoad" draw:mime-type="image/png"/></draw:frame></text:p>
      <text:p text:style-name="P1"><draw:frame draw:style-name="fr1" draw:name="Figura7" text:anchor-type="as-char" svg:width="5.609cm" svg:height="4.974cm" draw:z-index="6"><draw:image xlink:href="Pictures/10000001000000D4000000BC830F6EE846200BA1.png" xlink:type="simple" xlink:show="embed" xlink:actuate="onLoad" draw:mime-type="image/png"/></draw:frame></text:p>
      <text:p text:style-name="P1"/>
      <text:p text:style-name="P1"><draw:frame draw:style-name="fr1" draw:name="Figura8" text:anchor-type="as-char" svg:width="7.355cm" svg:height="5.106cm" draw:z-index="7"><draw:image xlink:href="Pictures/1000000100000116000000C1751A18FDF0E163C0.png" xlink:type="simple" xlink:show="embed" xlink:actuate="onLoad" draw:mime-type="image/png"/></draw:frame></text:p>
      <text:p text:style-name="P1"/>
      <text:p text:style-name="P1"><draw:frame draw:style-name="fr1" draw:name="Figura9" text:anchor-type="as-char" svg:width="11.405cm" svg:height="4.339cm" draw:z-index="8"><draw:image xlink:href="Pictures/10000001000001AF000000A45A36BEC9CD442D86.png" xlink:type="simple" xlink:show="embed" xlink:actuate="onLoad" draw:mime-type="image/png"/></draw:frame></text:p>
      <text:p text:style-name="P1"/>
      <text:p text:style-name="P1"><draw:frame draw:style-name="fr1" draw:name="Figura10" text:anchor-type="as-char" svg:width="3.651cm" svg:height="1.905cm" draw:z-index="9"><draw:image xlink:href="Pictures/100000010000008A000000488779DF41675078FF.png" xlink:type="simple" xlink:show="embed" xlink:actuate="onLoad" draw:mime-type="image/png"/></draw:frame></text:p>
      <text:p text:style-name="P1"><text:soft-page-break/><draw:frame draw:style-name="fr1" draw:name="Figura11" text:anchor-type="as-char" svg:width="8.864cm" svg:height="5.265cm" draw:z-index="10"><draw:image xlink:href="Pictures/100000010000014F000000C717A88A95C93B46CD.png" xlink:type="simple" xlink:show="embed" xlink:actuate="onLoad" draw:mime-type="image/png"/></draw:frame></text:p>
      <text:p text:style-name="P1"/>
      <text:p text:style-name="P1"><draw:frame draw:style-name="fr1" draw:name="Figura12" text:anchor-type="as-char" svg:width="12.358cm" svg:height="9.818cm" draw:z-index="11"><draw:image xlink:href="Pictures/10000001000001D30000017360DCE01E98F4F4EA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7T14:17:16.698000000</dc:date>
    <meta:editing-duration>PT41M59S</meta:editing-duration>
    <meta:editing-cycles>4</meta:editing-cycles>
    <meta:generator>LibreOffice/7.4.2.3$Windows_X86_64 LibreOffice_project/382eef1f22670f7f4118c8c2dd222ec7ad009daf</meta:generator>
    <meta:document-statistic meta:table-count="0" meta:image-count="12" meta:object-count="0" meta:page-count="4" meta:paragraph-count="12" meta:word-count="0" meta:character-count="1" meta:non-whitespace-character-count="0"/>
  </office:meta>
</office:document-meta>
</file>